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89c765" draw:textarea-horizontal-align="justify" draw:textarea-vertical-align="middle" draw:auto-grow-height="false" fo:min-height="0.456cm" fo:min-width="1.029cm"/>
    </style:style>
    <style:style style:name="gr2" style:family="graphic" style:parent-style-name="standard">
      <style:graphic-properties draw:stroke="none" svg:stroke-color="#000000" draw:fill="none" draw:fill-color="#ffffff" fo:min-height="1.271cm"/>
    </style:style>
    <style:style style:name="gr3" style:family="graphic" style:parent-style-name="standard">
      <style:graphic-properties svg:stroke-color="#3465a4" draw:fill-color="#ed1c24" draw:textarea-horizontal-align="justify" draw:textarea-vertical-align="middle" draw:auto-grow-height="false" fo:min-height="0.456cm" fo:min-width="1.029cm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0.456cm" fo:min-width="1.029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8.513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1.02cm" fo:min-width="2.548cm"/>
    </style:style>
    <style:style style:name="gr10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1.532cm"/>
    </style:style>
    <style:style style:name="gr11" style:family="graphic" style:parent-style-name="standard">
      <style:graphic-properties svg:stroke-color="#3465a4" draw:fill-color="#89c765" draw:textarea-horizontal-align="justify" draw:textarea-vertical-align="middle" draw:auto-grow-height="false" fo:min-height="1.02cm" fo:min-width="2.548cm"/>
    </style:style>
    <style:style style:name="gr12" style:family="graphic" style:parent-style-name="standard">
      <style:graphic-properties svg:stroke-color="#3465a4" draw:fill-color="#ed1c24" draw:textarea-horizontal-align="justify" draw:textarea-vertical-align="middle" draw:auto-grow-height="false" fo:min-height="1.02cm" fo:min-width="2.548cm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8.308cm" fo:min-width="0cm" draw:shadow="hidden"/>
    </style:style>
    <style:style style:name="gr14" style:family="graphic" style:parent-style-name="standard">
      <style:graphic-properties svg:stroke-color="#cccccc" draw:textarea-horizontal-align="justify" draw:textarea-vertical-align="middle" draw:auto-grow-height="false" fo:min-height="8.005cm" fo:min-width="4.707cm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textarea-horizontal-align="justify" draw:textarea-vertical-align="middle" draw:auto-grow-height="false" fo:min-height="1.909cm" fo:min-width="3.691cm"/>
    </style:style>
    <style:style style:name="gr18" style:family="graphic" style:parent-style-name="standard">
      <style:graphic-properties draw:textarea-horizontal-align="justify" draw:textarea-vertical-align="middle" draw:auto-grow-height="false" fo:min-height="2.264cm" fo:min-width="3.437cm"/>
    </style:style>
    <style:style style:name="gr19" style:family="graphic" style:parent-style-name="standard">
      <style:graphic-properties svg:stroke-color="#cccccc" draw:textarea-horizontal-align="justify" draw:textarea-vertical-align="middle" draw:auto-grow-height="false" fo:min-height="7.832cm" fo:min-width="4.707cm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21" style:family="graphic" style:parent-style-name="standard">
      <style:graphic-properties draw:textarea-horizontal-align="justify" draw:textarea-vertical-align="top" draw:auto-grow-height="false" fo:min-height="3.56cm" fo:min-width="3.31cm"/>
    </style:style>
    <style:style style:name="gr22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23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24" style:family="graphic" style:parent-style-name="standard">
      <style:graphic-properties draw:textarea-horizontal-align="justify" draw:textarea-vertical-align="middle" draw:auto-grow-height="false" fo:min-height="5.211cm" fo:min-width="2.929cm"/>
    </style:style>
    <style:style style:name="gr25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2.421cm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0.897cm"/>
    </style:style>
    <style:style style:name="gr28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29" style:family="graphic" style:parent-style-name="standard">
      <style:graphic-properties draw:textarea-horizontal-align="justify" draw:textarea-vertical-align="middle" draw:auto-grow-height="false" fo:min-height="0.766cm" fo:min-width="3.437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31" style:family="graphic" style:parent-style-name="standard">
      <style:graphic-properties draw:stroke="none" draw:fill="none" fo:min-height="0.561cm"/>
    </style:style>
    <style:style style:name="gr32" style:family="graphic" style:parent-style-name="standard">
      <style:graphic-properties draw:stroke="none" svg:stroke-color="#000000" draw:fill="none" draw:fill-color="#ffffff" fo:min-height="0.258cm"/>
    </style:style>
    <style:style style:name="gr33" style:family="graphic" style:parent-style-name="standard">
      <style:graphic-properties draw:stroke="none" svg:stroke-color="#000000" draw:fill="none" draw:fill-color="#ffffff" fo:min-height="39.631cm"/>
    </style:style>
    <style:style style:name="gr34" style:family="graphic" style:parent-style-name="standard">
      <style:graphic-properties draw:stroke="none" svg:stroke-color="#000000" draw:fill="none" draw:fill-color="#ffffff" fo:min-height="27.45cm"/>
    </style:style>
    <style:style style:name="gr35" style:family="graphic" style:parent-style-name="standard">
      <style:graphic-properties draw:stroke="none" svg:stroke-color="#000000" draw:fill="none" draw:fill-color="#ffffff" fo:min-height="27.196cm"/>
    </style:style>
    <style:style style:name="P1" style:family="paragraph">
      <loext:graphic-properties draw:fill-color="#89c765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89c765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d1c24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opacity="50%"/>
      <style:paragraph-properties fo:text-align="center"/>
      <style:text-properties fo:color="#ce181e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1pt" style:font-size-asian="11pt" style:font-size-complex="11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e181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e181e" fo:font-size="15pt" style:font-size-asian="15pt" style:font-size-complex="15pt"/>
    </style:style>
    <style:style style:name="T7" style:family="text">
      <style:text-properties fo:color="#000000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0.762cm" svg:x="1.507cm" svg:y="3.03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3.032cm">
          <draw:text-box>
            <text:p>可选步骤</text:p>
          </draw:text-box>
        </draw:frame>
        <draw:custom-shape draw:style-name="gr3" draw:text-style-name="P3" draw:layer="layout" svg:width="1.651cm" svg:height="0.762cm" svg:x="1.507cm" svg:y="4.3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3.176cm" svg:height="1.521cm" svg:x="4.301cm" svg:y="4.302cm">
          <draw:text-box>
            <text:p>重要步骤</text:p>
          </draw:text-box>
        </draw:frame>
        <draw:custom-shape draw:style-name="gr4" draw:text-style-name="P4" draw:layer="layout" svg:width="1.651cm" svg:height="0.762cm" svg:x="1.507cm" svg:y="5.57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2" draw:layer="layout" svg:width="3.048cm" svg:height="1.165cm" svg:x="4.301cm" svg:y="5.572cm">
          <draw:text-box>
            <text:p>基本步骤</text:p>
          </draw:text-box>
        </draw:frame>
        <draw:frame draw:style-name="gr6" draw:text-style-name="P2" draw:layer="layout" svg:width="5.715cm" svg:height="1.524cm" svg:x="1.508cm" svg:y="6.842cm">
          <draw:text-box>
            <text:p>【】 <text:s text:c="8"/>按钮</text:p>
          </draw:text-box>
        </draw:frame>
        <draw:frame draw:style-name="gr6" draw:text-style-name="P2" draw:layer="layout" svg:width="5.715cm" svg:height="1.524cm" svg:x="1.508cm" svg:y="8.112cm">
          <draw:text-box>
            <text:p><text:s text:c="2"/>[ ] <text:s text:c="9"/>页面</text:p>
          </draw:text-box>
        </draw:frame>
        <draw:frame draw:style-name="gr6" draw:text-style-name="P2" draw:layer="layout" svg:width="5.715cm" svg:height="1.524cm" svg:x="1.508cm" svg:y="9.382cm">
          <draw:text-box>
            <text:p><text:s text:c="2"/>&lt;&gt; <text:s text:c="8"/>选项</text:p>
          </draw:text-box>
        </draw:frame>
        <draw:frame draw:style-name="gr7" draw:text-style-name="P2" draw:layer="layout" svg:width="17.653cm" svg:height="1.27cm" svg:x="1.635cm" svg:y="1.381cm">
          <draw:text-box>
            <text:p>Page 2说明：</text:p>
          </draw:text-box>
        </draw:frame>
        <draw:frame draw:style-name="gr8" draw:text-style-name="P2" draw:layer="layout" svg:width="17.653cm" svg:height="8.763cm" svg:x="1.762cm" svg:y="11.922cm">
          <draw:text-box>
            <text:p>Page 3说明：</text:p>
            <text:p/>
            <text:p>1、页面流程总体方向是至上而下的；</text:p>
            <text:p>2、下一层页面无法返回值上一层；</text:p>
            <text:p>3、同一层大部分页面是可以互相切换的。</text:p>
            <text:p/>
            <text:p/>
            <text:p>Page 4说明：</text:p>
            <text:p>1、系统通用指系统内所有模块都可以使用该页面</text:p>
          </draw:text-box>
        </draw:frame>
      </draw:page>
      <draw:page draw:name="page2" draw:style-name="dp1" draw:master-page-name="Default">
        <draw:custom-shape draw:style-name="gr9" draw:text-style-name="P6" draw:layer="layout" svg:width="3.048cm" svg:height="1.27cm" svg:x="11.287cm" svg:y="0.619cm">
          <text:p text:style-name="P5"><text:span text:style-name="T1">进入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8.874cm" svg:y="6.334cm">
          <text:p text:style-name="P5"><text:span text:style-name="T1">&lt;tim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4.048cm">
          <text:p text:style-name="P5"><text:span text:style-name="T1">点击【目标】，进入</text:span><text:span text:style-name="T1">[</text:span><text:span text:style-name="T1">目标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1.541cm" svg:y="6.334cm">
          <text:p text:style-name="P5"><text:span text:style-name="T1">&lt;Distanc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4.716cm" svg:y="6.334cm">
          <text:p text:style-name="P5"><text:span text:style-name="T1">&lt;Default option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1.033cm" svg:y="15.605cm">
          <text:p text:style-name="P5"><text:span text:style-name="T1">点击【跑步】，进入</text:span><text:span text:style-name="T1">[</text:span><text:span text:style-name="T1">正在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9.128cm" svg:y="17.509cm">
          <text:p text:style-name="P5"><text:span text:style-name="T1">用户跑步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3.827cm" svg:y="17.51cm">
          <text:p text:style-name="P5"><text:span text:style-name="T1">系统记录</text:span><text:span text:style-name="T1">GPS</text:span><text:span text:style-name="T1">轨迹、</text:span></text:p>
          <text:p text:style-name="P5"><text:span text:style-name="T1">时间、距离、步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draw:layer="layout" svg:width="3.048cm" svg:height="1.27cm" svg:x="11.033cm" svg:y="19.415cm">
          <text:p text:style-name="P5"><text:span text:style-name="T1">用户点击【结束】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3.048cm" svg:height="1.27cm" svg:x="11.033cm" svg:y="21.32cm">
          <text:p text:style-name="P5"><text:span text:style-name="T1">进入</text:span><text:span text:style-name="T1">[</text:span><text:span text:style-name="T1">结束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10.398cm">
          <text:p text:style-name="P5"><text:span text:style-name="T1">点击【装备】，进入</text:span><text:span text:style-name="T1">[</text:span><text:span text:style-name="T1">装备选择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12.049cm">
          <text:p text:style-name="P5"><text:span text:style-name="T1">用户选择装备和消耗品，显示总体装备穿戴效果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033cm" svg:y="23.479cm">
          <text:p text:style-name="P5"><text:span text:style-name="T1">用户可以点击【分享】，进入</text:span><text:span text:style-name="T1">[</text:span><text:span text:style-name="T1">分享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0.762cm" svg:height="21.209cm" svg:x="2.016cm" svg:y="2.143cm">
          <text:p text:style-name="P5"><text:span text:style-name="T2">业务流程方向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048cm" svg:height="1.27cm" svg:x="11.16cm" svg:y="8.239cm">
          <text:p text:style-name="P5"><text:span text:style-name="T3">点击【确定】，</text:span><text:span text:style-name="T1">提示用户完成目标获得的奖励，返回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7" draw:layer="layout" svg:width="3.048cm" svg:height="1.27cm" svg:x="11.16cm" svg:y="13.827cm">
          <text:p text:style-name="P5"><text:span text:style-name="T1">点击【确定】，返回</text:span><text:span text:style-name="T1">[</text:span><text:span text:style-name="T1">开始跑步</text:span><text:span text:style-name="T1">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9.763cm" svg:y="2.397cm">
          <text:p text:style-name="P5"><text:span text:style-name="T1">&lt;</text:span><text:span text:style-name="T1">室外跑步</text:span><text:span text:style-name="T1">&gt;</text:span></text:p>
          <text:p text:style-name="P5"><text:span text:style-name="T1">默认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7" draw:layer="layout" svg:width="2.032cm" svg:height="1.27cm" svg:x="13.827cm" svg:y="2.397cm">
          <text:p text:style-name="P5"><text:span text:style-name="T1">&lt;</text:span><text:span text:style-name="T1">室内跑步</text:span><text:span text:style-name="T1">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ustom-shape draw:style-name="gr14" draw:text-style-name="P5" draw:layer="layout" svg:width="5.207cm" svg:height="8.255cm" svg:x="2.016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3.921cm" svg:y="7.731cm">
          <text:p text:style-name="P5"><text:span text:style-name="T4">开始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5.064cm" svg:y="9.001cm">
          <text:p text:style-name="P5"><text:span text:style-name="T4">装备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.651cm" svg:y="9.001cm">
          <text:p text:style-name="P5"><text:span text:style-name="T4">目标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2.524cm" svg:y="2.524cm">
          <draw:text-box>
            <text:p text:style-name="P5"><text:span text:style-name="T5">[</text:span><text:span text:style-name="T5">开</text:span><text:span text:style-name="T5">始跑</text:span><text:span text:style-name="T5">步</text:span><text:span text:style-name="T5">]</text:span></text:p>
          </draw:text-box>
        </draw:frame>
        <draw:custom-shape draw:style-name="gr14" draw:text-style-name="P5" draw:layer="layout" svg:width="5.207cm" svg:height="8.255cm" svg:x="8.366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144cm" svg:y="5.318cm">
          <text:p text:style-name="P5"><text:span text:style-name="T4">时间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144cm" svg:y="9.38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144cm" svg:y="6.588cm">
          <text:p text:style-name="P5"><text:span text:style-name="T4">距离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861cm" svg:x="8.874cm" svg:y="2.524cm">
          <draw:text-box>
            <text:p text:style-name="P5"><text:span text:style-name="T5">[</text:span><text:span text:style-name="T5">目</text:span><text:span text:style-name="T5">标</text:span><text:span text:style-name="T5">]</text:span></text:p>
          </draw:text-box>
        </draw:frame>
        <draw:custom-shape draw:style-name="gr14" draw:text-style-name="P5" draw:layer="layout" svg:width="5.207cm" svg:height="8.255cm" svg:x="14.716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732cm" svg:y="9.382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4.81cm">
          <text:p text:style-name="P5"><text:span text:style-name="T4">小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16cm" svg:y="3.899cm">
          <text:p text:style-name="P5"><text:span text:style-name="T4">跑鞋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861cm" svg:x="15.224cm" svg:y="2.524cm">
          <draw:text-box>
            <text:p text:style-name="P5"><text:span text:style-name="T5">[</text:span><text:span text:style-name="T5">装</text:span><text:span text:style-name="T5">备列</text:span><text:span text:style-name="T5">表</text:span><text:span text:style-name="T5">]</text:span></text:p>
          </draw:text-box>
        </draw:frame>
        <draw:custom-shape draw:style-name="gr15" draw:text-style-name="P10" draw:layer="layout" svg:width="1.397cm" svg:height="0.635cm" svg:x="15.351cm" svg:y="5.699cm">
          <text:p text:style-name="P5"><text:span text:style-name="T4">大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6.588cm">
          <text:p text:style-name="P5"><text:span text:style-name="T4">上衣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7.477cm">
          <text:p text:style-name="P5"><text:span text:style-name="T4">外套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5.351cm" svg:y="8.366cm">
          <text:p text:style-name="P5"><text:span text:style-name="T4">眼镜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51cm" svg:y="3.921cm">
          <text:p text:style-name="P5"><text:span text:style-name="T4">帽子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51cm" svg:y="4.81cm">
          <text:p text:style-name="P5"><text:span text:style-name="T4">腰带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7.637cm" svg:y="9.38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2.016cm" svg:y="11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4.683cm" svg:y="18.145cm">
          <text:p text:style-name="P5"><text:span text:style-name="T4">结束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2.524cm" svg:y="11.414cm">
          <draw:text-box>
            <text:p text:style-name="P5"><text:span text:style-name="T5">[</text:span><text:span text:style-name="T5">正在跑步</text:span><text:span text:style-name="T5">]</text:span></text:p>
          </draw:text-box>
        </draw:frame>
        <draw:custom-shape draw:style-name="gr14" draw:text-style-name="P5" draw:layer="layout" svg:width="5.207cm" svg:height="8.255cm" svg:x="2.016cm" svg:y="20.0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2.524cm" svg:y="20.304cm">
          <draw:text-box>
            <text:p text:style-name="P5"><text:span text:style-name="T5">[</text:span><text:span text:style-name="T5">结</text:span><text:span text:style-name="T5">束跑</text:span><text:span text:style-name="T5">步</text:span><text:span text:style-name="T5">]</text:span></text:p>
          </draw:text-box>
        </draw:frame>
        <draw:custom-shape draw:style-name="gr17" draw:text-style-name="P10" draw:layer="layout" svg:width="4.191cm" svg:height="2.159cm" svg:x="2.524cm" svg:y="12.557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3.937cm" svg:height="2.514cm" svg:x="2.651cm" svg:y="15.123cm">
          <text:p text:style-name="P5"><text:span text:style-name="T4">距离、时间、步数、</text:span></text:p>
          <text:p text:style-name="P5"><text:span text:style-name="T4">平均步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5.064cm" svg:y="6.588cm">
          <text:p text:style-name="P5"><text:span text:style-name="T4">室内跑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.651cm" svg:y="6.588cm">
          <text:p text:style-name="P5"><text:span text:style-name="T4">室外跑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207cm" svg:height="8.082cm" svg:x="21.107cm" svg:y="2.3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2.123cm" svg:y="9.428cm">
          <text:p text:style-name="P5"><text:span text:style-name="T4">自动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861cm" svg:x="21.615cm" svg:y="2.57cm">
          <draw:text-box>
            <text:p text:style-name="P5"><text:span text:style-name="T5">[</text:span><text:span text:style-name="T5">跑</text:span><text:span text:style-name="T5">鞋</text:span><text:span text:style-name="T5">]</text:span></text:p>
          </draw:text-box>
        </draw:frame>
        <draw:custom-shape draw:style-name="gr15" draw:text-style-name="P10" draw:layer="layout" svg:width="1.397cm" svg:height="0.635cm" svg:x="24.028cm" svg:y="9.428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3.81cm" svg:height="0.635cm" svg:x="21.869cm" svg:y="3.586cm">
          <text:p text:style-name="P5"><text:span text:style-name="T4">过滤条件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.81cm" svg:height="3.81cm" svg:x="21.869cm" svg:y="4.856cm">
          <text:p text:style-name="P5"><text:span text:style-name="T4">跑鞋列表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4.064cm" svg:height="1.016cm" svg:x="2.524cm" svg:y="24.749cm">
          <text:p text:style-name="P5"><text:span text:style-name="T4">获得的</text:span><text:span text:style-name="T4">token</text:span><text:span text:style-name="T4">数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4.064cm" svg:height="1.016cm" svg:x="2.524cm" svg:y="26.004cm">
          <text:p text:style-name="P5"><text:span text:style-name="T4">掉落的装备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.064cm" svg:height="1.143cm" svg:x="2.524cm" svg:y="23.479cm">
          <text:p text:style-name="P5"><text:span text:style-name="T4">跑步距离、时间、步数、步长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4.191cm" svg:height="2.159cm" svg:x="2.524cm" svg:y="21.193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7cm" svg:height="0.635cm" svg:x="2.524cm" svg:y="27.416cm">
          <text:p text:style-name="P5"><text:span text:style-name="T4">分享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8.239cm" svg:y="20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255cm" svg:y="27.162cm">
          <text:p text:style-name="P5"><text:span text:style-name="T4">穿上</text:span>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4.191cm" svg:height="0.861cm" svg:x="8.747cm" svg:y="20.304cm">
          <draw:text-box>
            <text:p text:style-name="P5"><text:span text:style-name="T5">[</text:span><text:span text:style-name="T5">装</text:span><text:span text:style-name="T5">备详</text:span><text:span text:style-name="T5">情</text:span><text:span text:style-name="T5">]</text:span></text:p>
          </draw:text-box>
        </draw:frame>
        <draw:custom-shape draw:style-name="gr24" draw:text-style-name="P14" draw:layer="layout" svg:width="3.429cm" svg:height="5.461cm" svg:x="9.128cm" svg:y="21.193cm">
          <text:p text:style-name="P13"><text:span text:style-name="T4"/></text:p>
          <text:p text:style-name="P13"><text:span text:style-name="T4"/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.667cm" svg:height="1.143cm" svg:x="9.509cm" svg:y="21.574cm">
          <text:p text:style-name="P5"><text:span text:style-name="T4">装备图片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2.921cm" svg:height="3.175cm" svg:x="9.382cm" svg:y="23.098cm">
          <text:p text:style-name="P13"><text:span text:style-name="T4">名称：</text:span><text:span text:style-name="T4">nike flykit 4%</text:span></text:p>
          <text:p text:style-name="P13"><text:span text:style-name="T4">种类：鞋子</text:span></text:p>
          <text:p text:style-name="P13"><text:span text:style-name="T4">等级：精良</text:span></text:p>
          <text:p text:style-name="P13"><text:span text:style-name="T4">效率：</text:span><text:span text:style-name="T4">3%</text:span></text:p>
          <text:p text:style-name="P13"><text:span text:style-name="T4">暴击：</text:span><text:span text:style-name="T4">0.6%</text:span></text:p>
          <text:p text:style-name="P13"><text:span text:style-name="T4">特殊：每周第一次跑步</text:span><text:span text:style-name="T4">+100%</text:span><text:span text:style-name="T4">暴击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1.16cm" svg:y="27.162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5.064cm" svg:y="27.416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15.986cm" svg:y="20.0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16.494cm" svg:y="20.431cm">
          <draw:text-box>
            <text:p text:style-name="P5"><text:span text:style-name="T5">[</text:span><text:span text:style-name="T5">分享至朋友圈</text:span><text:span text:style-name="T5">]</text:span></text:p>
          </draw:text-box>
        </draw:frame>
        <draw:custom-shape draw:style-name="gr27" draw:text-style-name="P10" draw:layer="layout" svg:width="1.397cm" svg:height="1.27cm" svg:x="16.494cm" svg:y="24.114cm">
          <text:p text:style-name="P5"><text:span text:style-name="T4">Photo</text:span></text:p>
          <text:p text:style-name="P5"><text:span text:style-name="T4">upload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191cm" svg:height="2.286cm" svg:x="16.494cm" svg:y="21.32cm">
          <text:p text:style-name="P5"><text:span text:style-name="T4">地图和轨迹；</text:span></text:p>
          <text:p text:style-name="P5"><text:span text:style-name="T4">跑步距离、时间、步数、步长；</text:span></text:p>
          <text:p text:style-name="P5"><text:span text:style-name="T4">获得的</text:span><text:span text:style-name="T4">token</text:span><text:span text:style-name="T4">数量；</text:span></text:p>
          <text:p text:style-name="P5"><text:span text:style-name="T4">掉落的装备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.397cm" svg:height="0.635cm" svg:x="17.891cm" svg:y="27.416cm">
          <text:p text:style-name="P5"><text:span text:style-name="T4">确定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3.937cm" svg:height="1.016cm" svg:x="16.621cm" svg:y="25.892cm">
          <text:p text:style-name="P5"><text:span text:style-name="T4">评论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1.397cm" svg:height="1.27cm" svg:x="19.542cm" svg:y="24.114cm">
          <text:p text:style-name="P5"><text:span text:style-name="T4">Photo</text:span></text:p>
          <text:p text:style-name="P5"><text:span text:style-name="T4">upload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1.397cm" svg:height="1.27cm" svg:x="18.018cm" svg:y="24.114cm">
          <text:p text:style-name="P5"><text:span text:style-name="T4">Photo</text:span></text:p>
          <text:p text:style-name="P5"><text:span text:style-name="T4">upload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3.032cm" svg:y="18.145cm">
          <text:p text:style-name="P5"><text:span text:style-name="T4">暂停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5.207cm" svg:height="8.255cm" svg:x="8.366cm" svg:y="11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1.033cm" svg:y="18.145cm">
          <text:p text:style-name="P5"><text:span text:style-name="T4">结束</text:span>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4.191cm" svg:height="0.861cm" svg:x="8.874cm" svg:y="11.414cm">
          <draw:text-box>
            <text:p text:style-name="P5"><text:span text:style-name="T5">[</text:span><text:span text:style-name="T5">暂</text:span><text:span text:style-name="T5">停跑</text:span><text:span text:style-name="T5">步</text:span><text:span text:style-name="T5">]</text:span></text:p>
          </draw:text-box>
        </draw:frame>
        <draw:custom-shape draw:style-name="gr17" draw:text-style-name="P10" draw:layer="layout" svg:width="4.191cm" svg:height="2.159cm" svg:x="8.874cm" svg:y="12.557cm">
          <text:p text:style-name="P5"><text:span text:style-name="T4">地图和轨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3.937cm" svg:height="2.514cm" svg:x="9.001cm" svg:y="15.123cm">
          <text:p text:style-name="P5"><text:span text:style-name="T4">距离、时间、步数、</text:span></text:p>
          <text:p text:style-name="P5"><text:span text:style-name="T4">平均步长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9.382cm" svg:y="18.145cm">
          <text:p text:style-name="P5"><text:span text:style-name="T4">继续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175cm" svg:height="2.54cm" svg:x="3.032cm" svg:y="3.667cm">
          <text:p text:style-name="P5"><text:span text:style-name="T4">个人穿戴以后</text:span></text:p>
          <text:p text:style-name="P5"><text:span text:style-name="T4">的形象图片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10.144cm" svg:y="7.731cm">
          <text:p text:style-name="P5"><text:span text:style-name="T4">默认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397cm" svg:height="0.635cm" svg:x="22.209cm" svg:y="5.699cm">
          <text:p text:style-name="P5"><text:span text:style-name="T4">跑鞋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397cm" svg:height="0.635cm" svg:x="23.86cm" svg:y="6.588cm">
          <text:p text:style-name="P5"><text:span text:style-name="T4">跑鞋</text:span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397cm" svg:height="0.635cm" svg:x="22.209cm" svg:y="6.588cm">
          <text:p text:style-name="P5"><text:span text:style-name="T4">跑鞋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397cm" svg:height="0.635cm" svg:x="23.86cm" svg:y="5.699cm">
          <text:p text:style-name="P5"><text:span text:style-name="T4">跑鞋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1.608cm" svg:height="0.811cm" svg:x="9.919cm" svg:y="15.331cm">
          <draw:text-box>
            <text:p><text:span text:style-name="T4">跑鞋</text:span><text:span text:style-name="T4">1</text:span></text:p>
          </draw:text-box>
        </draw:frame>
        <draw:frame draw:style-name="gr32" draw:text-style-name="P2" draw:layer="layout" svg:width="1.778cm" svg:height="0.962cm" svg:x="22.844cm" svg:y="7.277cm">
          <draw:text-box>
            <text:p>……</text:p>
          </draw:text-box>
        </draw:frame>
      </draw:page>
      <draw:page draw:name="page4" draw:style-name="dp1" draw:master-page-name="Default">
        <draw:frame draw:style-name="gr33" draw:text-style-name="P17" draw:layer="layout" svg:width="17.78cm" svg:height="39.881cm" svg:x="1.127cm" svg:y="0.365cm">
          <draw:text-box>
            <text:p text:style-name="P16"><text:span text:style-name="T6"/></text:p>
            <text:p text:style-name="P16"><text:span text:style-name="T6">【开始跑</text:span><text:span text:style-name="T6">步】：</text:span></text:p>
            <text:p><text:span text:style-name="T7">1</text:span><text:span text:style-name="T7">、选择</text:span><text:span text:style-name="T7">&lt;</text:span><text:span text:style-name="T7">室外</text:span><text:span text:style-name="T7">跑步</text:span><text:span text:style-name="T7">&gt;</text:span><text:span text:style-name="T7">或者</text:span><text:span text:style-name="T7">&lt;</text:span><text:span text:style-name="T7">室内跑步</text:span><text:span text:style-name="T7">&gt;</text:span><text:span text:style-name="T7">，</text:span><text:span text:style-name="T7">默认选择了</text:span><text:span text:style-name="T7">&lt;</text:span><text:span text:style-name="T7">室外跑步</text:span><text:span text:style-name="T7">&gt;</text:span></text:p>
            <text:p><text:span text:style-name="T7">2</text:span><text:span text:style-name="T7">、点击【开</text:span><text:span text:style-name="T7">始】进入正在</text:span><text:span text:style-name="T7">跑步；</text:span></text:p>
            <text:p><text:span text:style-name="T7">3</text:span><text:span text:style-name="T7">、点击【目</text:span><text:span text:style-name="T7">标】进入</text:span><text:span text:style-name="T7">[</text:span><text:span text:style-name="T7">目</text:span><text:span text:style-name="T7">标</text:span><text:span text:style-name="T7">]</text:span><text:span text:style-name="T7">；</text:span></text:p>
            <text:p><text:span text:style-name="T7">4</text:span><text:span text:style-name="T7">、点击【装</text:span><text:span text:style-name="T7">备】进入</text:span><text:span text:style-name="T7">[</text:span><text:span text:style-name="T7">装备</text:span><text:span text:style-name="T7">列表</text:span><text:span text:style-name="T7">];</text:span></text:p>
            <text:p text:style-name="P16"><text:span text:style-name="T6"/></text:p>
            <text:p text:style-name="P16"><text:span text:style-name="T6">【目标】：</text:span></text:p>
            <text:p><text:span text:style-name="T8">1</text:span><text:span text:style-name="T8">、【时间】可</text:span><text:span text:style-name="T8">选范围为：</text:span><text:span text:style-name="T8">1min ~ </text:span><text:span text:style-name="T8">10hour</text:span><text:span text:style-name="T8">，默认</text:span><text:span text:style-name="T8">落在上次选择</text:span><text:span text:style-name="T8">的时间；</text:span></text:p>
            <text:p><text:span text:style-name="T8">2</text:span><text:span text:style-name="T8">、【距离】可</text:span><text:span text:style-name="T8">选范围：</text:span><text:span text:style-name="T8">1 km </text:span><text:span text:style-name="T8">~ 200 km</text:span><text:span text:style-name="T8">，默</text:span><text:span text:style-name="T8">认落在上次选</text:span><text:span text:style-name="T8">择的距离；</text:span></text:p>
            <text:p><text:span text:style-name="T8">3</text:span><text:span text:style-name="T8">、【默认】包</text:span><text:span text:style-name="T8">含：</text:span><text:span text:style-name="T8">3 km, 5 </text:span><text:span text:style-name="T8">km, 8 km, 10 </text:span><text:span text:style-name="T8">km, 15 km, 20 </text:span><text:span text:style-name="T8">km, 25 km, 30 </text:span><text:span text:style-name="T8">km, 35 km</text:span><text:span text:style-name="T8">，半</text:span><text:span text:style-name="T8">程马拉松，全</text:span><text:span text:style-name="T8">程马拉松；</text:span></text:p>
            <text:p><text:span text:style-name="T8">4</text:span><text:span text:style-name="T8">、点击【确</text:span><text:span text:style-name="T8">定】返回</text:span><text:span text:style-name="T8">[</text:span><text:span text:style-name="T8">开始</text:span><text:span text:style-name="T8">跑步</text:span><text:span text:style-name="T8">]</text:span><text:span text:style-name="T8">；</text:span></text:p>
            <text:p><text:span text:style-name="T8"/></text:p>
            <text:p><text:span text:style-name="T6">【装备列</text:span><text:span text:style-name="T6">表】：（系统</text:span><text:span text:style-name="T6">通用）</text:span></text:p>
            <text:p text:style-name="P16"><text:span text:style-name="T7">1</text:span><text:span text:style-name="T7">、关键是如何</text:span><text:span text:style-name="T7">显示本页面。</text:span></text:p>
            <text:p text:style-name="P16"><text:span text:style-name="T7">2</text:span><text:span text:style-name="T7">、点击【自</text:span><text:span text:style-name="T7">动】，给用户</text:span><text:span text:style-name="T7">装备上每个部</text:span><text:span text:style-name="T7">位最高等级的</text:span><text:span text:style-name="T7">装备（耐久度</text:span><text:span text:style-name="T7">&gt;0</text:span><text:span text:style-name="T7">）</text:span></text:p>
            <text:p text:style-name="P16"><text:span text:style-name="T7">3</text:span><text:span text:style-name="T7">、点击【确</text:span><text:span text:style-name="T7">定】，返回</text:span><text:span text:style-name="T7">[</text:span><text:span text:style-name="T7">父</text:span><text:span text:style-name="T7">页面</text:span><text:span text:style-name="T7">]</text:span><text:span text:style-name="T7">，这里是</text:span><text:span text:style-name="T7">指</text:span><text:span text:style-name="T7">[</text:span><text:span text:style-name="T7">开始跑</text:span><text:span text:style-name="T7">步</text:span><text:span text:style-name="T7">]</text:span><text:span text:style-name="T7">；</text:span></text:p>
            <text:p text:style-name="P16"><text:span text:style-name="T7"/></text:p>
            <text:p text:style-name="P16"><text:span text:style-name="T6">【跑鞋】：</text:span><text:span text:style-name="T6">（系统通用）</text:span></text:p>
            <text:p text:style-name="P16"><text:span text:style-name="T7">1</text:span><text:span text:style-name="T7">、在</text:span><text:span text:style-name="T7">[</text:span><text:span text:style-name="T7">装备列</text:span><text:span text:style-name="T7">表</text:span><text:span text:style-name="T7">]</text:span><text:span text:style-name="T7">中点击【跑</text:span><text:span text:style-name="T7">鞋】，进入本</text:span><text:span text:style-name="T7">页；</text:span></text:p>
            <text:p text:style-name="P16"><text:span text:style-name="T7">2</text:span><text:span text:style-name="T7">、过滤条件含</text:span><text:span text:style-name="T7">单选框</text:span><text:span text:style-name="T7">&lt;special&gt;</text:span><text:span text:style-name="T7">，选</text:span><text:span text:style-name="T7">中即表示显示</text:span><text:span text:style-name="T7">具有</text:span><text:span text:style-name="T7">special</text:span><text:span text:style-name="T7">属</text:span><text:span text:style-name="T7">性的该种类的</text:span><text:span text:style-name="T7">装备；</text:span></text:p>
            <text:p text:style-name="P16"><text:span text:style-name="T7">3</text:span><text:span text:style-name="T7">、默认装备是</text:span><text:span text:style-name="T7">按等级由高到</text:span><text:span text:style-name="T7">低排序；</text:span></text:p>
            <text:p text:style-name="P16"><text:span text:style-name="T7">4</text:span><text:span text:style-name="T7">、点击【自</text:span><text:span text:style-name="T7">动】，给用户</text:span><text:span text:style-name="T7">装备该部位最</text:span><text:span text:style-name="T7">高等级装备；</text:span></text:p>
            <text:p text:style-name="P16"><text:span text:style-name="T7">5</text:span><text:span text:style-name="T7">、点击“跑鞋</text:span><text:span text:style-name="T7">列表”中一条</text:span><text:span text:style-name="T7">记录，进入</text:span><text:span text:style-name="T7">[</text:span><text:span text:style-name="T7">装</text:span><text:span text:style-name="T7">备详情</text:span><text:span text:style-name="T7">];</text:span></text:p>
            <text:p text:style-name="P16"><text:span text:style-name="T7">6</text:span><text:span text:style-name="T7">、点击【确</text:span><text:span text:style-name="T7">定】，返回</text:span><text:span text:style-name="T7">[</text:span><text:span text:style-name="T7">父</text:span><text:span text:style-name="T7">页面</text:span><text:span text:style-name="T7">]</text:span><text:span text:style-name="T7">，这里是</text:span><text:span text:style-name="T7">指</text:span><text:span text:style-name="T7">[</text:span><text:span text:style-name="T7">装备列</text:span><text:span text:style-name="T7">表</text:span><text:span text:style-name="T7">]</text:span><text:span text:style-name="T7">；</text:span></text:p>
            <text:p text:style-name="P16"><text:span text:style-name="T7"/></text:p>
            <text:p text:style-name="P16"><text:span text:style-name="T6">【装备详</text:span><text:span text:style-name="T6">情】：</text:span></text:p>
            <text:p text:style-name="P16"><text:span text:style-name="T7">1</text:span><text:span text:style-name="T7">、点击【穿</text:span><text:span text:style-name="T7">上】，替换用</text:span><text:span text:style-name="T7">户当前相同部</text:span><text:span text:style-name="T7">位已穿戴的装</text:span><text:span text:style-name="T7">备；</text:span></text:p>
            <text:p text:style-name="P16"><text:span text:style-name="T7">2</text:span><text:span text:style-name="T7">、点击【确</text:span><text:span text:style-name="T7">定】，返回</text:span><text:span text:style-name="T7">[</text:span><text:span text:style-name="T7">父</text:span><text:span text:style-name="T7">页面</text:span><text:span text:style-name="T7">]</text:span><text:span text:style-name="T7">；</text:span></text:p>
            <text:p text:style-name="P16"><text:span text:style-name="T7"/></text:p>
            <text:p text:style-name="P16"><text:span text:style-name="T6">【正在跑</text:span><text:span text:style-name="T6">步】：</text:span></text:p>
            <text:p text:style-name="P16"><text:span text:style-name="T7">1</text:span><text:span text:style-name="T7">、点击【暂</text:span><text:span text:style-name="T7">停】进入</text:span><text:span text:style-name="T7">[</text:span><text:span text:style-name="T7">暂停</text:span><text:span text:style-name="T7">跑步</text:span><text:span text:style-name="T7">]</text:span><text:span text:style-name="T7">；</text:span></text:p>
            <text:p text:style-name="P16"><text:span text:style-name="T7">2</text:span><text:span text:style-name="T7">、点击【结</text:span><text:span text:style-name="T7">束】进入</text:span><text:span text:style-name="T7">[</text:span><text:span text:style-name="T7">结束</text:span><text:span text:style-name="T7">跑步</text:span><text:span text:style-name="T7">]</text:span><text:span text:style-name="T7">；</text:span></text:p>
            <text:p text:style-name="P16"><text:span text:style-name="T6">【暂停跑</text:span><text:span text:style-name="T6">步】：</text:span></text:p>
            <text:p text:style-name="P16"><text:span text:style-name="T7">1</text:span><text:span text:style-name="T7">、点击【继</text:span><text:span text:style-name="T7">续】进入</text:span><text:span text:style-name="T7">[</text:span><text:span text:style-name="T7">正在</text:span><text:span text:style-name="T7">跑步</text:span><text:span text:style-name="T7">]</text:span><text:span text:style-name="T7">；</text:span></text:p>
            <text:p text:style-name="P16"><text:span text:style-name="T7">2</text:span><text:span text:style-name="T7">、点击【结</text:span><text:span text:style-name="T7">束】进入</text:span><text:span text:style-name="T7">[</text:span><text:span text:style-name="T7">结束</text:span><text:span text:style-name="T7">跑步</text:span><text:span text:style-name="T7">]</text:span><text:span text:style-name="T7">；</text:span></text:p>
            <text:p><text:span text:style-name="T6"/></text:p>
            <text:p><text:span text:style-name="T6"/></text:p>
            <text:p><text:span text:style-name="T6"/></text:p>
          </draw:text-box>
        </draw:frame>
      </draw:page>
      <draw:page draw:name="page5" draw:style-name="dp1" draw:master-page-name="Default">
        <draw:frame draw:style-name="gr34" draw:text-style-name="P2" draw:layer="layout" svg:width="19cm" svg:height="27.7cm" svg:x="1cm" svg:y="1cm">
          <draw:text-box>
            <text:p text:style-name="P16"><text:span text:style-name="T6">跑步结束页</text:span><text:span text:style-name="T6">面：</text:span></text:p>
            <text:p text:style-name="P16"><text:span text:style-name="T8">1</text:span><text:span text:style-name="T8">、如果用户设</text:span><text:span text:style-name="T8">定目标，显示</text:span><text:span text:style-name="T8">目标是否完</text:span><text:span text:style-name="T8">成；（自定义</text:span><text:span text:style-name="T8">提示音播报）</text:span></text:p>
            <text:p text:style-name="P16"><text:span text:style-name="T8">2</text:span><text:span text:style-name="T8">、如果</text:span><text:span text:style-name="T8">token</text:span><text:span text:style-name="T8">获得暴击，显</text:span><text:span text:style-name="T8">示特效；</text:span></text:p>
            <text:p text:style-name="P16"><text:span text:style-name="T8">3</text:span><text:span text:style-name="T8">、分享按钮显</text:span><text:span text:style-name="T8">示可以分享至</text:span><text:span text:style-name="T8">[Postboard]</text:span><text:span text:style-name="T8">、</text:span><text:span text:style-name="T8">微信朋友圈、</text:span><text:span text:style-name="T8">微信好友的提</text:span><text:span text:style-name="T8">示；</text:span></text:p>
            <text:p text:style-name="P16"><text:span text:style-name="T8">4</text:span><text:span text:style-name="T8">、点击【朋友</text:span><text:span text:style-name="T8">圈】，进入</text:span><text:span text:style-name="T8">[</text:span><text:span text:style-name="T8">分</text:span><text:span text:style-name="T8">享至朋友圈</text:span><text:span text:style-name="T8">];</text:span></text:p>
            <text:p text:style-name="P16"><text:span text:style-name="T8">4</text:span><text:span text:style-name="T8">、点击【确</text:span><text:span text:style-name="T8">定】返回</text:span><text:span text:style-name="T8">[</text:span><text:span text:style-name="T8">个人</text:span><text:span text:style-name="T8">主页</text:span><text:span text:style-name="T8">]</text:span><text:span text:style-name="T8">；</text:span></text:p>
            <text:p text:style-name="P16"><text:span text:style-name="T8"/></text:p>
            <text:p text:style-name="P16"><text:span text:style-name="T8">分享至朋友</text:span><text:span text:style-name="T8">圈：</text:span></text:p>
            <text:p text:style-name="P16"><text:span text:style-name="T8">1</text:span><text:span text:style-name="T8">、可以上传照</text:span><text:span text:style-name="T8">片，填写评</text:span><text:span text:style-name="T8">论；</text:span></text:p>
            <text:p text:style-name="P16"><text:span text:style-name="T8">2</text:span><text:span text:style-name="T8">、点击【确</text:span><text:span text:style-name="T8">定】，完成分</text:span><text:span text:style-name="T8">享，并跳转至</text:span><text:span text:style-name="T8">[</text:span><text:span text:style-name="T8">个人主页</text:span><text:span text:style-name="T8">]</text:span><text:span text:style-name="T8">；</text:span></text:p>
            <text:p text:style-name="P16"><text:span text:style-name="T8"/></text:p>
            <text:p><text:span text:style-name="T8"/></text:p>
          </draw:text-box>
        </draw:frame>
      </draw:page>
      <draw:page draw:name="page6" draw:style-name="dp1" draw:master-page-name="Default">
        <draw:frame draw:style-name="gr35" draw:text-style-name="P2" draw:layer="layout" svg:width="18.542cm" svg:height="27.446cm" svg:x="1.254cm" svg:y="1.254cm">
          <draw:text-box>
            <text:p text:style-name="P16"><text:span text:style-name="T6">跑步结束时</text:span><text:span text:style-name="T6">token</text:span><text:span text:style-name="T6">的获取算</text:span><text:span text:style-name="T6">法：</text:span></text:p>
            <text:p text:style-name="P16"><text:span text:style-name="T8">1</text:span><text:span text:style-name="T8">、如果用户设</text:span><text:span text:style-name="T8">定目标，显示</text:span><text:span text:style-name="T8">目标是否完</text:span><text:span text:style-name="T8">成；（自定义</text:span><text:span text:style-name="T8">提示音播报）</text:span></text:p>
            <text:p text:style-name="P16"><text:span text:style-name="T8">2</text:span><text:span text:style-name="T8">、如果获得暴</text:span><text:span text:style-name="T8">击，显示特</text:span><text:span text:style-name="T8">效；</text:span></text:p>
            <text:p text:style-name="P16"><text:span text:style-name="T8">3</text:span><text:span text:style-name="T8">、显示跑步距</text:span><text:span text:style-name="T8">离、时间、步</text:span><text:span text:style-name="T8">数；</text:span></text:p>
            <text:p text:style-name="P16"><text:span text:style-name="T8">4</text:span><text:span text:style-name="T8">、显示获得的</text:span><text:span text:style-name="T8">token</text:span><text:span text:style-name="T8">数量、装</text:span><text:span text:style-name="T8">备；</text:span></text:p>
            <text:p text:style-name="P16"><text:span text:style-name="T8">5</text:span><text:span text:style-name="T8">、显示地图</text:span><text:span text:style-name="T8">GPS</text:span><text:span text:style-name="T8">轨迹；</text:span></text:p>
            <text:p><text:span text:style-name="T8">6</text:span><text:span text:style-name="T8">、分享按钮可</text:span><text:span text:style-name="T8">以分享至</text:span><text:span text:style-name="T8">APP</text:span><text:span text:style-name="T8">内</text:span><text:span text:style-name="T8">Postboard</text:span><text:span text:style-name="T8">，微</text:span><text:span text:style-name="T8">信朋友圈，微</text:span><text:span text:style-name="T8">信好友</text:span></text:p>
            <text:p><text:span text:style-name="T8"/></text:p>
            <text:p><text:span text:style-name="T8"/></text:p>
            <text:p text:style-name="P16"><text:span text:style-name="T6"/></text:p>
            <text:p text:style-name="P16"><text:span text:style-name="T6">跑步结束时装</text:span><text:span text:style-name="T6">备的掉落算</text:span><text:span text:style-name="T6">法：</text:span></text:p>
            <text:p text:style-name="P16"><text:span text:style-name="T8">1</text:span><text:span text:style-name="T8">、如果用户设</text:span><text:span text:style-name="T8">定目标，显示</text:span><text:span text:style-name="T8">目标是否完</text:span><text:span text:style-name="T8">成；（自定义</text:span><text:span text:style-name="T8">提示音播报）</text:span></text:p>
            <text:p text:style-name="P16"><text:span text:style-name="T8">2</text:span><text:span text:style-name="T8">、如果获得暴</text:span><text:span text:style-name="T8">击，显示特</text:span><text:span text:style-name="T8">效；</text:span></text:p>
            <text:p text:style-name="P16"><text:span text:style-name="T8">3</text:span><text:span text:style-name="T8">、显示跑步距</text:span><text:span text:style-name="T8">离、时间、步</text:span><text:span text:style-name="T8">数；</text:span></text:p>
            <text:p text:style-name="P16"><text:span text:style-name="T8">4</text:span><text:span text:style-name="T8">、显示获得的</text:span><text:span text:style-name="T8">token</text:span><text:span text:style-name="T8">数量、装</text:span><text:span text:style-name="T8">备；</text:span></text:p>
            <text:p text:style-name="P16"><text:span text:style-name="T8">5</text:span><text:span text:style-name="T8">、显示地图</text:span><text:span text:style-name="T8">GPS</text:span><text:span text:style-name="T8">轨迹；</text:span></text:p>
            <text:p><text:span text:style-name="T8">6</text:span><text:span text:style-name="T8">、分享按钮可</text:span><text:span text:style-name="T8">以分享至</text:span><text:span text:style-name="T8">APP</text:span><text:span text:style-name="T8">内</text:span><text:span text:style-name="T8">Postboard</text:span><text:span text:style-name="T8">，微</text:span><text:span text:style-name="T8">信朋友圈，微</text:span><text:span text:style-name="T8">信好友</text:span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09:54.937649218</meta:creation-date>
    <dc:date>2019-03-19T21:35:58.698708799</dc:date>
    <meta:editing-duration>PT16H55M38S</meta:editing-duration>
    <meta:editing-cycles>12</meta:editing-cycles>
    <meta:generator>LibreOffice/6.0.7.3$Linux_X86_64 LibreOffice_project/00m0$Build-3</meta:generator>
    <meta:document-statistic meta:object-count="105"/>
  </office:meta>
</office:document-meta>
</file>